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L'articolo "SoftPatch: Unsupervised Anomaly Detection with Noisy Data" introduce SoftPatch, un approccio innovativo per il rilevamento di anomalie in scenari non supervisionati che affronta direttamente la sfida dei dati rumorosi. Utilizzando un meccanismo di denoising a livello di patch, SoftPatch mira a migliorare l'accuratezza della localizzazione e del rilevamento delle anomalie pur operando in ambienti con alta presenza di rumore.</text:p>
      <text:p text:style-name="Text_20_body"><text:span text:style-name="Strong_20_Emphasis">Caratteristiche Fondamentali:</text:span></text:p>
      <text:list text:style-name="L2">
        <text:list-item>
          <text:p text:style-name="P3"><text:span text:style-name="Strong_20_Emphasis">Struttura del Modello Predittivo:</text:span> SoftPatch si basa su un processo di selezione delle patch che identifica e rimuove efficacemente le caratteristiche rumorose dal set di dati di addestramento, mantenendo quelle rilevanti per una rappresentazione normale accurata.</text:p>
        </text:list-item>
        <text:list-item>
          <text:p text:style-name="P3"><text:span text:style-name="Strong_20_Emphasis">Tecnica di Apprendimento:</text:span> L'approccio è non supervisionato e si concentra sulla discriminazione delle patch rumorose mediante un algoritmo che valuta la loro conformità con la distribuzione delle patch normali. Questo metodo contrasta con il campionamento avido tradizionale, riducendo significativamente l'impatto del rumore sull'addestramento del modello.</text:p>
        </text:list-item>
        <text:list-item>
          <text:p text:style-name="P3"><text:span text:style-name="Strong_20_Emphasis">Vantaggi rispetto ad altri approcci:</text:span> SoftPatch dimostra un'eccezionale robustezza al rumore, migliorando significativamente le prestazioni di rilevamento e localizzazione delle anomalie rispetto ai metodi esistenti, anche in presenza di alti livelli di rumore nei dati.</text:p>
        </text:list-item>
        <text:list-item>
          <text:p text:style-name="P3"><text:span text:style-name="Strong_20_Emphasis">Etichettatura del Dataset per l'Addestramento:</text:span> Non richiede etichettatura, operando efficacemente in un contesto non supervisionato anche con dati contaminati da rumore.</text:p>
        </text:list-item>
        <text:list-item>
          <text:p text:style-name="P3"><text:span text:style-name="Strong_20_Emphasis">Risultati in termini di Prestazioni e Qualità/Accuracy dell'Output:</text:span> Mostra miglioramenti significativi nelle metriche di localizzazione e rilevamento delle anomalie su diversi livelli di rumore, superando i metodi state-of-the-art come PatchCore su set di dati con rumore simulato, inclusi MVTec AD e BTAD.</text:p>
        </text:list-item>
        <text:list-item>
          <text:p text:style-name="P3"><text:span text:style-name="Strong_20_Emphasis">Dataset su cui è stato Addestrato/Testato:</text:span> Valutato principalmente sui dataset MVTec AD e BTAD, SoftPatch ha dimostrato la sua capacità di gestire efficacemente il rumore attraverso una varietà di categorie di oggetti e tipi di anomalie.</text:p>
        </text:list-item>
      </text:list>
      <text:p text:style-name="Text_20_body">L'innovazione di SoftPatch risiede nella sua capacità di affinare la selezione delle caratteristiche in ambienti di dati contaminati, offrendo un metodo più resiliente ed efficace per il rilevamento di anomalie in applicazioni industriali e di altro tipo dove i dati possono essere intrinsecamente rumorosi.</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4T18:09:24.254000000</meta:creation-date>
    <dc:date>2024-03-16T19:01:04.940000000</dc:date>
    <meta:editing-duration>PT1M43S</meta:editing-duration>
    <meta:editing-cycles>3</meta:editing-cycles>
    <meta:generator>LibreOffice/7.6.1.2$Windows_X86_64 LibreOffice_project/f5defcebd022c5bc36bbb79be232cb6926d8f674</meta:generator>
    <meta:document-statistic meta:table-count="0" meta:image-count="0" meta:object-count="0" meta:page-count="1" meta:paragraph-count="9" meta:word-count="327" meta:character-count="2382" meta:non-whitespace-character-count="2070"/>
  </office:meta>
</office:document-meta>
</file>